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E8000007E0EADDF91809269DFA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944cm, 3.045cm, 13.762cm, 5.137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9.253cm" svg:height="23.199cm" svg:x="0.892cm" svg:y="1.392cm">
          <draw:image xlink:href="Pictures/10000000000005E8000007E0EADDF91809269DFA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2-12-16T15:29:28.023701230</dc:date>
    <meta:editing-duration>PT4M20S</meta:editing-duration>
    <meta:editing-cycles>6</meta:editing-cycles>
    <meta:generator>LibreOffice/7.4.3.2$MacOSX_AARCH64 LibreOffice_project/1048a8393ae2eeec98dff31b5c133c5f1d08b890</meta:generator>
    <meta:document-statistic meta:object-count="1"/>
  </office:meta>
</office:document-meta>
</file>